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655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time" office:time-value="PT14H56M49.59S">
            <text:p>14:56:49.5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time" office:time-value="PT14H56M49.599S">
            <text:p>14:56:49.6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14H56M49.606S">
            <text:p>14:56:49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4H56M49.611S">
            <text:p>14:56:49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4H56M49.616S">
            <text:p>14:56:49.6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4H56M49.621S">
            <text:p>14:56:49.6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4H56M49.626S">
            <text:p>14:56:49.63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time" office:time-value="PT14H56M49.631S">
            <text:p>14:56:49.6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time" office:time-value="PT14H56M49.638S">
            <text:p>14:56:49.6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4H56M49.637S">
            <text:p>14:56:49.64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time" office:time-value="PT14H56M49.653S">
            <text:p>14:56:49.6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time" office:time-value="PT14H56M49.655S">
            <text:p>14:56:49.6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time" office:time-value="PT14H56M49.665S">
            <text:p>14:56:49.67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4H56M49.672S">
            <text:p>14:56:49.67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4H56M49.677S">
            <text:p>14:56:49.68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4H56M49.682S">
            <text:p>14:56:49.68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time" office:time-value="PT14H56M49.687S">
            <text:p>14:56:49.6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4H56M49.688S">
            <text:p>14:56:49.6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time" office:time-value="PT14H56M49.696S">
            <text:p>14:56:49.70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4H56M49.706S">
            <text:p>14:56:49.71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time" office:time-value="PT14H56M49.711S">
            <text:p>14:56:49.7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time" office:time-value="PT14H56M49.738S">
            <text:p>14:56:49.7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time" office:time-value="PT14H56M49.788S">
            <text:p>14:56:49.7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time" office:time-value="PT14H56M49.839S">
            <text:p>14:56:49.8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time" office:time-value="PT14H56M49.889S">
            <text:p>14:56:49.8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time" office:time-value="PT14H56M49.94S">
            <text:p>14:56:49.9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time" office:time-value="PT14H56M49.991S">
            <text:p>14:56:49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time" office:time-value="PT14H56M49.945S">
            <text:p>14:56:49.95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time" office:time-value="PT14H56M50.041S">
            <text:p>14:56:50.0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time" office:time-value="PT14H56M49.691S">
            <text:p>14:56:49.6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time" office:time-value="PT14H56M49.896S">
            <text:p>14:56:49.90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time" office:time-value="PT14H56M50.092S">
            <text:p>14:56:50.0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time" office:time-value="PT14H56M49.845S">
            <text:p>14:56:49.8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time" office:time-value="PT14H56M50.142S">
            <text:p>14:56:50.1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time" office:time-value="PT14H56M49.794S">
            <text:p>14:56:49.7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time" office:time-value="PT14H56M50.193S">
            <text:p>14:56:50.1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time" office:time-value="PT14H56M49.742S">
            <text:p>14:56:49.7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time" office:time-value="PT14H56M50.131S">
            <text:p>14:56:50.13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time" office:time-value="PT14H56M50.243S">
            <text:p>14:56:50.2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time" office:time-value="PT14H56M50.091S">
            <text:p>14:56:50.09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time" office:time-value="PT14H56M50.294S">
            <text:p>14:56:50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time" office:time-value="PT14H56M50.055S">
            <text:p>14:56:50.06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time" office:time-value="PT14H56M50.348S">
            <text:p>14:56:50.3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time" office:time-value="PT14H56M50.04S">
            <text:p>14:56:50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time" office:time-value="PT14H56M50.397S">
            <text:p>14:56:50.4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time" office:time-value="PT14H56M50.047S">
            <text:p>14:56:50.0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time" office:time-value="PT14H56M50.097S">
            <text:p>14:56:50.1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time" office:time-value="PT14H56M50.447S">
            <text:p>14:56:50.4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time" office:time-value="PT14H56M49.999S">
            <text:p>14:56:50.0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5843">
            <text:p>25843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time" office:time-value="PT14H56M50.3S">
            <text:p>14:56:50.3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time" office:time-value="PT14H56M50.498S">
            <text:p>14:56:50.5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56M50.232S">
            <text:p>14:56:50.23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4H56M50.543S">
            <text:p>14:56:50.5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time" office:time-value="PT14H56M50.548S">
            <text:p>14:56:50.5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56M50.295S">
            <text:p>14:56:50.30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56M50.563S">
            <text:p>14:56:50.56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time" office:time-value="PT14H56M50.249S">
            <text:p>14:56:50.2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time" office:time-value="PT14H56M50.167S">
            <text:p>14:56:50.17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time" office:time-value="PT14H56M50.22S">
            <text:p>14:56:50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time" office:time-value="PT14H56M50.199S">
            <text:p>14:56:50.2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time" office:time-value="PT14H56M50.149S">
            <text:p>14:56:50.1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time" office:time-value="PT14H56M50.556S">
            <text:p>14:56:50.5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time" office:time-value="PT14H56M50.669S">
            <text:p>14:56:50.6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time" office:time-value="PT14H56M50.481S">
            <text:p>14:56:50.4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time" office:time-value="PT14H56M50.468S">
            <text:p>14:56:50.47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5884">
            <text:p>25884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time" office:time-value="PT14H56M50.504S">
            <text:p>14:56:50.5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time" office:time-value="PT14H56M50.42S">
            <text:p>14:56:50.4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office:value-type="time" office:time-value="PT14H56M50.406S">
            <text:p>14:56:50.4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time" office:time-value="PT14H56M50.403S">
            <text:p>14:56:50.4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4H56M50.389S">
            <text:p>14:56:50.39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4H56M51.135S">
            <text:p>14:56:51.1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time" office:time-value="PT14H56M50.452S">
            <text:p>14:56:50.4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4H56M50.344S">
            <text:p>14:56:50.3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4H56M51.164S">
            <text:p>14:56:51.16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4H56M50.353S">
            <text:p>14:56:50.3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25842">
            <text:p>2584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4H56M50.837S">
            <text:p>14:56:50.84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4H56M51.202S">
            <text:p>14:56:51.20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4H56M50.847S">
            <text:p>14:56:50.8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4H56M50.763S">
            <text:p>14:56:50.7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4H56M51.235S">
            <text:p>14:56:51.2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4H56M50.754S">
            <text:p>14:56:50.7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4H56M50.731S">
            <text:p>14:56:50.7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4H56M50.823S">
            <text:p>14:56:50.8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4H56M51.287S">
            <text:p>14:56:51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4H56M50.629S">
            <text:p>14:56:50.63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4H56M51.298S">
            <text:p>14:56:51.30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4H56M50.603S">
            <text:p>14:56:50.6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4H56M51.313S">
            <text:p>14:56:51.3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4H56M50.6S">
            <text:p>14:56:50.6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4H56M50.964S">
            <text:p>14:56:50.9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4H56M51.384S">
            <text:p>14:56:51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time" office:time-value="PT14H56M50.976S">
            <text:p>14:56:50.9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office:value-type="time" office:time-value="PT14H56M51.183S">
            <text:p>14:56:51.1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4H56M51.22S">
            <text:p>14:56:51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4H56M51.52S">
            <text:p>14:56:51.5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4H56M51.262S">
            <text:p>14:56:51.2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4H56M51.274S">
            <text:p>14:56:51.2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4H56M51.545S">
            <text:p>14:56:51.5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4H56M51.533S">
            <text:p>14:56:51.5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4H56M51.351S">
            <text:p>14:56:51.3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4H56M51.569S">
            <text:p>14:56:51.5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4H56M50.95S">
            <text:p>14:56:50.9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4H56M51.427S">
            <text:p>14:56:51.4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4H56M51.583S">
            <text:p>14:56:51.5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4H56M51.593S">
            <text:p>14:56:51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office:value-type="time" office:time-value="PT14H56M51.148S">
            <text:p>14:56:51.1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5883">
            <text:p>2588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4H56M51.504S">
            <text:p>14:56:51.5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4H56M51.635S">
            <text:p>14:56:51.6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4H56M51.621S">
            <text:p>14:56:51.6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4H56M51.666S">
            <text:p>14:56:51.6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4H56M50.579S">
            <text:p>14:56:50.58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830">
            <text:p>183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4H56M50.553S">
            <text:p>14:56:50.55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860">
            <text:p>186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4H56M52.412S">
            <text:p>14:56:52.41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office:value-type="time" office:time-value="PT14H56M52.464S">
            <text:p>14:56:52.4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4H56M52.472S">
            <text:p>14:56:52.47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4H56M52.416S">
            <text:p>14:56:52.42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office:value-type="time" office:time-value="PT14H56M52.478S">
            <text:p>14:56:52.4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office:value-type="time" office:time-value="PT14H56M52.48S">
            <text:p>14:56:52.48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4H56M52.496S">
            <text:p>14:56:52.50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time" office:time-value="PT14H56M52.501S">
            <text:p>14:56:52.5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4H56M51.143S">
            <text:p>14:56:51.1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836">
            <text:p>1836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4H56M51.246S">
            <text:p>14:56:51.2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749">
            <text:p>1749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4H56M52.98S">
            <text:p>14:56:52.98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office:value-type="time" office:time-value="PT14H56M53.015S">
            <text:p>14:56:53.0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4H56M53.026S">
            <text:p>14:56:53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time" office:time-value="PT14H56M53.032S">
            <text:p>14:56:53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4H56M51.172S">
            <text:p>14:56:51.17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863">
            <text:p>1863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4H56M52.997S">
            <text:p>14:56:53.0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office:value-type="time" office:time-value="PT14H56M53.045S">
            <text:p>14:56:53.0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4H56M53.055S">
            <text:p>14:56:53.0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time" office:time-value="PT14H56M53.061S">
            <text:p>14:56:53.0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4H56M51.209S">
            <text:p>14:56:51.21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859">
            <text:p>1859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4H56M53.036S">
            <text:p>14:56:53.0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office:value-type="time" office:time-value="PT14H56M53.088S">
            <text:p>14:56:53.0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4H56M53.096S">
            <text:p>14:56:53.10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time" office:time-value="PT14H56M53.101S">
            <text:p>14:56:53.1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4H56M51.292S">
            <text:p>14:56:51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827">
            <text:p>1827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4H56M53.075S">
            <text:p>14:56:53.08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time" office:time-value="PT14H56M53.128S">
            <text:p>14:56:53.13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4H56M53.135S">
            <text:p>14:56:53.14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time" office:time-value="PT14H56M53.141S">
            <text:p>14:56:53.14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4H56M53.121S">
            <text:p>14:56:53.1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4H56M51.391S">
            <text:p>14:56:51.3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1783">
            <text:p>1783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time" office:time-value="PT14H56M53.165S">
            <text:p>14:56:53.1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4H56M53.187S">
            <text:p>14:56:53.1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time" office:time-value="PT14H56M53.194S">
            <text:p>14:56:53.1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4H56M53.176S">
            <text:p>14:56:53.1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office:value-type="time" office:time-value="PT14H56M53.221S">
            <text:p>14:56:53.2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4H56M53.231S">
            <text:p>14:56:53.2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time" office:time-value="PT14H56M53.237S">
            <text:p>14:56:53.2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4H56M51.305S">
            <text:p>14:56:51.31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006">
            <text:p>2006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4H56M53.313S">
            <text:p>14:56:53.31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office:value-type="time" office:time-value="PT14H56M53.349S">
            <text:p>14:56:53.35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4H56M53.356S">
            <text:p>14:56:53.36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office:value-type="time" office:time-value="PT14H56M53.362S">
            <text:p>14:56:53.3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4H56M51.575S">
            <text:p>14:56:51.5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800">
            <text:p>180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4H56M53.377S">
            <text:p>14:56:53.3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time" office:time-value="PT14H56M53.411S">
            <text:p>14:56:53.4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4H56M53.418S">
            <text:p>14:56:53.4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time" office:time-value="PT14H56M53.423S">
            <text:p>14:56:53.4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4H56M51.602S">
            <text:p>14:56:51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840">
            <text:p>184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4H56M51.671S">
            <text:p>14:56:51.6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795">
            <text:p>1795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4H56M53.445S">
            <text:p>14:56:53.4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office:value-type="time" office:time-value="PT14H56M53.488S">
            <text:p>14:56:53.4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4H56M53.498S">
            <text:p>14:56:53.5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office:value-type="time" office:time-value="PT14H56M53.503S">
            <text:p>14:56:53.5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4H56M53.468S">
            <text:p>14:56:53.4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time" office:time-value="PT14H56M53.52S">
            <text:p>14:56:53.5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4H56M53.527S">
            <text:p>14:56:53.5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office:value-type="time" office:time-value="PT14H56M53.536S">
            <text:p>14:56:53.5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4H56M51.55S">
            <text:p>14:56:51.5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305">
            <text:p>2305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4H56M51.55S">
            <text:p>14:56:51.5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321">
            <text:p>2321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4H56M53.858S">
            <text:p>14:56:53.8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4H56M53.891S">
            <text:p>14:56:53.8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4H56M53.9S">
            <text:p>14:56:53.9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4H56M53.906S">
            <text:p>14:56:53.9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4H56M51.526S">
            <text:p>14:56:51.5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394">
            <text:p>2394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4H56M53.873S">
            <text:p>14:56:53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4H56M53.93S">
            <text:p>14:56:53.9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4H56M53.938S">
            <text:p>14:56:53.9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office:value-type="time" office:time-value="PT14H56M53.943S">
            <text:p>14:56:53.9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4H56M53.922S">
            <text:p>14:56:53.9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office:value-type="time" office:time-value="PT14H56M53.961S">
            <text:p>14:56:53.9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4H56M53.969S">
            <text:p>14:56:53.9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time" office:time-value="PT14H56M53.974S">
            <text:p>14:56:53.9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4H56M51.645S">
            <text:p>14:56:51.6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590">
            <text:p>259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4H56M54.237S">
            <text:p>14:56:54.2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office:value-type="time" office:time-value="PT14H56M54.271S">
            <text:p>14:56:54.2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4H56M54.279S">
            <text:p>14:56:54.2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time" office:time-value="PT14H56M54.284S">
            <text:p>14:56:54.2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4H56M51.324S">
            <text:p>14:56:51.32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270">
            <text:p>3270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4H56M54.596S">
            <text:p>14:56:54.6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090">
            <text:p>26090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office:value-type="time" office:time-value="PT14H56M54.631S">
            <text:p>14:56:54.6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4H56M54.639S">
            <text:p>14:56:54.64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office:value-type="time" office:time-value="PT14H56M54.644S">
            <text:p>14:56:54.6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4H56M51.6S">
            <text:p>14:56:51.6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3515">
            <text:p>3515</text:p>
          </table:table-cell>
          <table:table-cell office:value-type="string">
            <text:p>Warning</text:p>
          </table:table-cell>
          <table:table-cell office:value-type="float" office:value="8560">
            <text:p>856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4H56M55.117S">
            <text:p>14:56:55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089">
            <text:p>26089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office:value-type="time" office:time-value="PT14H56M55.151S">
            <text:p>14:56:55.1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4H56M55.158S">
            <text:p>14:56:55.1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office:value-type="time" office:time-value="PT14H56M55.163S">
            <text:p>14:56:55.1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5:01:40.82</dc:date>
    <meta:generator>OpenOffice.org/3.2$Win32 OpenOffice.org_project/320m12$Build-9483</meta:generator>
    <meta:editing-duration>PT00H01M13S</meta:editing-duration>
    <meta:editing-cycles>1</meta:editing-cycles>
    <meta:document-statistic meta:table-count="1" meta:cell-count="1407" meta:object-count="0"/>
  </office:meta>
</office:document-meta>
</file>